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PGothic" svg:font-family="IPAPGothic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08cm" fo:min-width="6.141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4.953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08cm" fo:min-width="6.818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88cm" fo:min-width="2.72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08cm" fo:min-width="3.2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5.85cm"/>
      <style:paragraph-properties style:writing-mode="lr-tb"/>
    </style:style>
    <style:style style:name="gr8" style:family="graphic" style:parent-style-name="standard">
      <style:graphic-properties draw:stroke="none" draw:fill="none" fo:min-height="2.161cm"/>
      <style:paragraph-properties style:writing-mode="lr-tb"/>
    </style:style>
    <style:style style:name="gr9" style:family="graphic" style:parent-style-name="standard">
      <style:graphic-properties draw:stroke="none" draw:fill="none" fo:min-height="1.606cm"/>
      <style:paragraph-properties style:writing-mode="lr-tb"/>
    </style:style>
    <style:style style:name="gr10" style:family="graphic" style:parent-style-name="standard">
      <style:graphic-properties draw:stroke="none" draw:fill="none" fo:min-height="5.371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6.1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6.191cm"/>
      <style:paragraph-properties style:writing-mode="lr-tb"/>
    </style:style>
    <style:style style:name="gr14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5" style:family="graphic" style:parent-style-name="objectwithoutfill">
      <style:graphic-properties draw:stroke="dash" draw:stroke-dash="Long_20_Dot"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width="0.15cm" svg:stroke-color="#b2b2b2" draw:marker-start-width="0.43cm" draw:marker-end-width="0.43cm" draw:fill="solid" draw:fill-color="#729fcf" draw:opacity="0%" draw:textarea-horizontal-align="justify" draw:textarea-vertical-align="middle" draw:auto-grow-height="false" fo:min-height="8.063cm" fo:min-width="11.45cm" fo:padding-top="0.2cm" fo:padding-bottom="0.2cm" fo:padding-left="0.325cm" fo:padding-right="0.325cm" draw:shadow-opacity="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6.6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52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66cm" fo:min-width="8.579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draw:fill="none" fo:min-height="4.4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6.63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9.52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44cm" fo:min-width="8.57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Mono1" fo:font-size="20pt" style:font-size-asian="20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26pt" style:font-size-asian="26pt" style:font-size-complex="18pt"/>
    </style:style>
    <style:style style:name="P4" style:family="paragraph">
      <loext:graphic-properties draw:fill="none"/>
      <style:paragraph-properties style:writing-mode="lr-tb"/>
      <style:text-properties fo:font-size="14pt" style:font-size-asian="13pt" style:font-size-complex="18pt"/>
    </style:style>
    <style:style style:name="P5" style:family="paragraph">
      <loext:graphic-properties draw:fill="none"/>
      <style:paragraph-properties style:writing-mode="lr-tb"/>
      <style:text-properties fo:font-size="13pt" style:font-size-asian="14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4pt" style:font-size-complex="18pt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3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8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1" fo:font-size="20pt" style:font-size-asian="20pt" style:font-size-complex="18pt"/>
    </style:style>
    <style:style style:name="T2" style:family="text">
      <style:text-properties fo:font-size="20pt" style:font-size-asian="20pt" style:font-size-complex="18pt"/>
    </style:style>
    <style:style style:name="T3" style:family="text">
      <style:text-properties fo:font-size="26pt" style:font-size-asian="26pt" style:font-size-complex="18pt"/>
    </style:style>
    <style:style style:name="T4" style:family="text">
      <style:text-properties fo:font-size="14pt" style:font-size-asian="14pt" style:font-size-complex="18pt"/>
    </style:style>
    <style:style style:name="T5" style:family="text">
      <style:text-properties fo:font-size="16pt" style:font-size-asian="16pt" style:font-size-complex="18pt"/>
    </style:style>
    <style:style style:name="T6" style:family="text">
      <style:text-properties fo:font-size="18pt" style:font-size-asian="18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073cm" svg:height="0.958cm" svg:x="0.427cm" svg:y="1.1cm">
          <draw:text-box>
            <text:p><text:span text:style-name="T1">対象となる知識・概念</text:span></text:p>
          </draw:text-box>
        </draw:frame>
        <draw:frame draw:style-name="gr2" draw:text-style-name="P2" draw:layer="layout" svg:width="3.401cm" svg:height="0.958cm" svg:x="0.499cm" svg:y="5cm">
          <draw:text-box>
            <text:p><text:span text:style-name="T2">モデル化</text:span></text:p>
          </draw:text-box>
        </draw:frame>
        <draw:frame draw:style-name="gr3" draw:text-style-name="P3" draw:layer="layout" svg:width="6.2cm" svg:height="1.17cm" svg:x="2.8cm" svg:y="-0.1cm">
          <draw:text-box>
            <text:p><text:span text:style-name="T3">人間のタスク</text:span></text:p>
          </draw:text-box>
        </draw:frame>
        <draw:frame draw:style-name="gr4" draw:text-style-name="P2" draw:layer="layout" svg:width="7.912cm" svg:height="0.958cm" svg:x="0.5cm" svg:y="8.7cm">
          <draw:text-box>
            <text:p><text:span text:style-name="T2">形式記述（機械可読化）</text:span></text:p>
          </draw:text-box>
        </draw:frame>
        <draw:frame draw:style-name="gr5" draw:text-style-name="P2" draw:layer="layout" svg:width="8.3cm" svg:height="1.038cm" svg:x="2.1cm" svg:y="13.9cm">
          <draw:text-box>
            <text:p><text:span text:style-name="T2">言語構造（</text:span><text:span text:style-name="T2">T</text:span><text:span text:style-name="T2">式</text:span><text:span text:style-name="T2">/tq</text:span><text:span text:style-name="T2">の提案）</text:span></text:p>
          </draw:text-box>
        </draw:frame>
        <draw:frame draw:style-name="gr6" draw:text-style-name="P2" draw:layer="layout" svg:width="4.001cm" svg:height="0.958cm" svg:x="2.146cm" svg:y="17.019cm">
          <draw:text-box>
            <text:p><text:span text:style-name="T2">モデル還元</text:span></text:p>
          </draw:text-box>
        </draw:frame>
        <draw:frame draw:style-name="gr2" draw:text-style-name="P2" draw:layer="layout" svg:width="3.443cm" svg:height="0.958cm" svg:x="2.1cm" svg:y="24.142cm">
          <draw:text-box>
            <text:p><text:span text:style-name="T2">意味処理</text:span></text:p>
          </draw:text-box>
        </draw:frame>
        <draw:frame draw:style-name="gr7" draw:text-style-name="P3" draw:layer="layout" svg:width="6.8cm" svg:height="1.17cm" svg:x="2.9cm" svg:y="12.071cm">
          <draw:text-box>
            <text:p><text:span text:style-name="T3">計算機のタスク</text:span></text:p>
          </draw:text-box>
        </draw:frame>
        <draw:frame draw:style-name="gr8" draw:text-style-name="P4" draw:layer="layout" svg:width="4.476cm" svg:height="2.411cm" svg:x="2.124cm" svg:y="2.005cm">
          <draw:text-box>
            <text:p><text:span text:style-name="T4">例</text:span><text:span text:style-name="T4">) </text:span><text:span text:style-name="T4">双対性</text:span></text:p>
            <text:p><text:span text:style-name="T4">例</text:span><text:span text:style-name="T4">) </text:span><text:span text:style-name="T4">多項性</text:span></text:p>
            <text:p><text:span text:style-name="T4">例</text:span><text:span text:style-name="T4">) </text:span><text:span text:style-name="T4">ラグランジアン</text:span></text:p>
            <text:p><text:span text:style-name="T4"><text:s text:c="3"/>… <text:s text:c="2"/></text:span></text:p>
          </draw:text-box>
        </draw:frame>
        <draw:frame draw:style-name="gr9" draw:text-style-name="P4" draw:layer="layout" svg:width="4.838cm" svg:height="1.856cm" svg:x="2.2cm" svg:y="5.9cm">
          <draw:text-box>
            <text:p><text:span text:style-name="T4">例</text:span><text:span text:style-name="T4">) </text:span><text:span text:style-name="T4">ハイパーグラフ</text:span></text:p>
            <text:p><text:span text:style-name="T4">例</text:span><text:span text:style-name="T4">) </text:span><text:span text:style-name="T4">均質化</text:span><text:span text:style-name="T4">2</text:span><text:span text:style-name="T4">部グラフ</text:span></text:p>
            <text:p><text:span text:style-name="T4"><text:s text:c="3"/>… <text:s text:c="2"/></text:span></text:p>
          </draw:text-box>
        </draw:frame>
        <draw:frame draw:style-name="gr8" draw:text-style-name="P5" draw:layer="layout" svg:width="2.786cm" svg:height="2.411cm" svg:x="3.114cm" svg:y="9.605cm">
          <draw:text-box>
            <text:p><text:span text:style-name="T4">例</text:span><text:span text:style-name="T4">) RDF</text:span></text:p>
            <text:p><text:span text:style-name="T4">例</text:span><text:span text:style-name="T4">) JSON</text:span></text:p>
            <text:p><text:span text:style-name="T4">例</text:span><text:span text:style-name="T4">) T</text:span><text:span text:style-name="T4">式</text:span></text:p>
            <text:p><text:span text:style-name="T4"><text:s text:c="3"/>… <text:s text:c="2"/></text:span></text:p>
          </draw:text-box>
        </draw:frame>
        <draw:frame draw:style-name="gr10" draw:text-style-name="P4" draw:layer="layout" svg:width="9.819cm" svg:height="5.621cm" svg:x="2.481cm" svg:y="17.873cm">
          <draw:text-box>
            <text:p><text:span text:style-name="T4">- </text:span><text:span text:style-name="T4">均質化</text:span><text:span text:style-name="T4">2</text:span><text:span text:style-name="T4">部グラフモデル</text:span></text:p>
            <text:p><text:span text:style-name="T4">　</text:span><text:span text:style-name="T4">E</text:span><text:span text:style-name="T4">、</text:span><text:span text:style-name="T4">V</text:span><text:span text:style-name="T4">、</text:span><text:span text:style-name="T4">E^V</text:span><text:span text:style-name="T4">のオブジェクトの存在により</text:span></text:p>
            <text:p><text:span text:style-name="T4">　「多項性」「双対性」「入れ子」</text:span></text:p>
            <text:p><text:span text:style-name="T4">　があらかじめ要素化されている</text:span></text:p>
            <text:p><text:span text:style-name="T4">　　拡張言語</text:span><text:span text:style-name="T4">) </text:span><text:span text:style-name="T4">データバインド表現　</text:span><text:span text:style-name="T4">[</text:span><text:span text:style-name="T4">表</text:span><text:span text:style-name="T4">17]</text:span></text:p>
            <text:p><text:span text:style-name="T4">　　拡張言語</text:span><text:span text:style-name="T4">) </text:span><text:span text:style-name="T4">データセット表現　</text:span><text:span text:style-name="T4">[</text:span><text:span text:style-name="T4">表</text:span><text:span text:style-name="T4">18]</text:span></text:p>
            <text:p><text:span text:style-name="T4">- </text:span><text:span text:style-name="T4">グラフモデル</text:span></text:p>
            <text:p><text:span text:style-name="T4">　</text:span><text:span text:style-name="T4">V</text:span><text:span text:style-name="T4">のみのオブジェクトにより</text:span></text:p>
            <text:p><text:span text:style-name="T4">　「多項性」のみ要素化</text:span></text:p>
            <text:p><text:span text:style-name="T4">　　拡張言語</text:span><text:span text:style-name="T4">) </text:span><text:span text:style-name="T4">化合物表現　</text:span><text:span text:style-name="T4">[</text:span><text:span text:style-name="T4">表</text:span><text:span text:style-name="T4">19]</text:span></text:p>
          </draw:text-box>
        </draw:frame>
        <draw:line draw:style-name="gr11" draw:text-style-name="P6" draw:layer="layout" svg:x1="1.3cm" svg:y1="2.058cm" svg:x2="1.3cm" svg:y2="5.2cm">
          <text:p/>
        </draw:line>
        <draw:line draw:style-name="gr11" draw:text-style-name="P6" draw:layer="layout" svg:x1="1.3cm" svg:y1="5.958cm" svg:x2="1.3cm" svg:y2="8.7cm">
          <text:p/>
        </draw:line>
        <draw:line draw:style-name="gr11" draw:text-style-name="P6" draw:layer="layout" svg:x1="2.4cm" svg:y1="9.658cm" svg:x2="2.4cm" svg:y2="13.9cm">
          <text:p/>
        </draw:line>
        <draw:line draw:style-name="gr11" draw:text-style-name="P6" draw:layer="layout" svg:x1="2.4cm" svg:y1="14.938cm" svg:x2="2.4cm" svg:y2="17.019cm">
          <text:p/>
        </draw:line>
        <draw:line draw:style-name="gr11" draw:text-style-name="P6" draw:layer="layout" svg:x1="2.5cm" svg:y1="17.977cm" svg:x2="2.481cm" svg:y2="24.242cm">
          <text:p/>
        </draw:line>
        <draw:frame draw:style-name="gr12" draw:text-style-name="P7" draw:layer="layout" svg:width="6.519cm" svg:height="0.856cm" svg:x="2.381cm" svg:y="13.144cm">
          <draw:text-box>
            <text:p><text:span text:style-name="T4">③</text:span><text:span text:style-name="T4">: </text:span><text:span text:style-name="T4">インタープリターのタスク</text:span></text:p>
          </draw:text-box>
        </draw:frame>
        <draw:frame draw:style-name="gr13" draw:text-style-name="P7" draw:layer="layout" svg:width="4.919cm" svg:height="0.806cm" svg:x="2.481cm" svg:y="23.447cm">
          <draw:text-box>
            <text:p><text:span text:style-name="T4">⑤</text:span><text:span text:style-name="T4">: </text:span><text:span text:style-name="T4">ソルバーのタスク</text:span></text:p>
          </draw:text-box>
        </draw:frame>
        <draw:frame draw:style-name="gr13" draw:text-style-name="P7" draw:layer="layout" svg:width="5cm" svg:height="0.806cm" svg:x="2.4cm" svg:y="16.3cm">
          <draw:text-box>
            <text:p><text:span text:style-name="T4">④</text:span><text:span text:style-name="T4">: </text:span><text:span text:style-name="T4">ソルバーのタスク</text:span></text:p>
          </draw:text-box>
        </draw:frame>
        <draw:line draw:style-name="gr14" draw:text-style-name="P6" draw:layer="layout" svg:x1="1.5cm" svg:y1="9.658cm" svg:x2="1.5cm" svg:y2="17.5cm">
          <text:p/>
        </draw:line>
        <draw:line draw:style-name="gr14" draw:text-style-name="P6" draw:layer="layout" svg:x1="0.9cm" svg:y1="9.658cm" svg:x2="0.9cm" svg:y2="24.5cm">
          <text:p/>
        </draw:line>
        <draw:line draw:style-name="gr15" draw:text-style-name="P6" draw:layer="layout" svg:x1="1.5cm" svg:y1="17.5cm" svg:x2="2.146cm" svg:y2="17.5cm">
          <text:p/>
        </draw:line>
        <draw:line draw:style-name="gr15" draw:text-style-name="P6" draw:layer="layout" svg:x1="0.9cm" svg:y1="24.5cm" svg:x2="2.147cm" svg:y2="24.5cm">
          <text:p/>
        </draw:line>
        <draw:custom-shape draw:style-name="gr16" draw:text-style-name="P8" draw:layer="layout" svg:width="12.1cm" svg:height="8.463cm" svg:x="0.3cm" svg:y="7.756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4.8cm" svg:height="0.8cm" svg:x="6.5cm" svg:y="7.8cm">
          <draw:text-box>
            <text:p><text:span text:style-name="T4">本論文の中心議論</text:span></text:p>
          </draw:text-box>
        </draw:frame>
        <draw:frame draw:style-name="gr18" draw:text-style-name="P11" draw:layer="layout" svg:width="1.958cm" svg:height="0.878cm" svg:x="8.842cm" svg:y="12.422cm">
          <draw:text-box>
            <text:p text:style-name="P10"><text:span text:style-name="T5">③</text:span><text:span text:style-name="T5">~⑤</text:span></text:p>
          </draw:text-box>
        </draw:frame>
        <draw:frame draw:style-name="gr13" draw:text-style-name="P7" draw:layer="layout" svg:width="3.419cm" svg:height="0.806cm" svg:x="1.281cm" svg:y="4.286cm">
          <draw:text-box>
            <text:p><text:span text:style-name="T4">①</text:span><text:span text:style-name="T4">: </text:span><text:span text:style-name="T4">マッピング</text:span></text:p>
          </draw:text-box>
        </draw:frame>
        <draw:frame draw:style-name="gr12" draw:text-style-name="P7" draw:layer="layout" svg:width="2.919cm" svg:height="0.856cm" svg:x="1.281cm" svg:y="8cm">
          <draw:text-box>
            <text:p><text:span text:style-name="T4">②</text:span><text:span text:style-name="T4">: </text:span><text:span text:style-name="T4">形式化</text:span></text:p>
          </draw:text-box>
        </draw:frame>
        <draw:frame draw:style-name="gr18" draw:text-style-name="P11" draw:layer="layout" svg:width="1.958cm" svg:height="0.878cm" svg:x="7.742cm" svg:y="0.3cm">
          <draw:text-box>
            <text:p text:style-name="P10"><text:span text:style-name="T5">①</text:span><text:span text:style-name="T5">~②</text:span></text:p>
          </draw:text-box>
        </draw:frame>
        <draw:frame draw:style-name="gr19" draw:text-style-name="P12" draw:layer="layout" svg:width="10.027cm" svg:height="1.361cm" svg:x="2.451cm" svg:y="14.858cm">
          <draw:text-box>
            <text:p><text:span text:style-name="T4"><text:s text:c="2"/></text:span><text:span text:style-name="T4">基本言語</text:span><text:span text:style-name="T4">)</text:span><text:span text:style-name="T4">　</text:span><text:span text:style-name="T4">[</text:span><text:span text:style-name="T4">表</text:span><text:span text:style-name="T4">16]</text:span></text:p>
            <text:p><text:span text:style-name="T4">　項の親子・参照関係より</text:span><text:span text:style-name="T4">E</text:span><text:span text:style-name="T4">、</text:span><text:span text:style-name="T4">V</text:span><text:span text:style-name="T4">、</text:span><text:span text:style-name="T4">E^V</text:span><text:span text:style-name="T4">判定可能</text:span></text:p>
          </draw:text-box>
        </draw:frame>
        <draw:frame draw:style-name="gr20" draw:text-style-name="P13" draw:layer="layout" svg:width="9.079cm" svg:height="1.916cm" svg:x="2.445cm" svg:y="25.006cm">
          <draw:text-box>
            <text:p text:style-name="P10"><text:span text:style-name="T4">- T</text:span><text:span text:style-name="T4">式</text:span><text:span text:style-name="T4">/tq</text:span><text:span text:style-name="T4">唯一の意味処理の実装：</text:span><text:span text:style-name="T4">$PI$</text:span></text:p>
            <text:p><text:span text:style-name="T4">- T</text:span><text:span text:style-name="T4">式の</text:span><text:span text:style-name="T4">tq</text:span><text:span text:style-name="T4">以外のツールによる形式的解釈</text:span></text:p>
            <text:p><text:span text:style-name="T4">　</text:span><text:span text:style-name="T4">-&gt; </text:span><text:span text:style-name="T4">外部システムによる「オーソライズ」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.073cm" svg:height="0.958cm" svg:x="0.427cm" svg:y="1.5cm">
          <draw:text-box>
            <text:p><text:span text:style-name="T1">対象となる知識・概念</text:span></text:p>
          </draw:text-box>
        </draw:frame>
        <draw:frame draw:style-name="gr2" draw:text-style-name="P2" draw:layer="layout" svg:width="3.401cm" svg:height="0.958cm" svg:x="0.499cm" svg:y="5.4cm">
          <draw:text-box>
            <text:p><text:span text:style-name="T2">モデル化</text:span></text:p>
          </draw:text-box>
        </draw:frame>
        <draw:frame draw:style-name="gr3" draw:text-style-name="P3" draw:layer="layout" svg:width="6.2cm" svg:height="1.17cm" svg:x="2.8cm" svg:y="0.3cm">
          <draw:text-box>
            <text:p><text:span text:style-name="T3">人間のタスク</text:span></text:p>
          </draw:text-box>
        </draw:frame>
        <draw:frame draw:style-name="gr4" draw:text-style-name="P2" draw:layer="layout" svg:width="7.912cm" svg:height="0.958cm" svg:x="0.5cm" svg:y="9.1cm">
          <draw:text-box>
            <text:p><text:span text:style-name="T2">形式記述（機械可読化）</text:span></text:p>
          </draw:text-box>
        </draw:frame>
        <draw:frame draw:style-name="gr5" draw:text-style-name="P2" draw:layer="layout" svg:width="8.3cm" svg:height="1.038cm" svg:x="2.1cm" svg:y="14.3cm">
          <draw:text-box>
            <text:p><text:span text:style-name="T2">言語構造（</text:span><text:span text:style-name="T2">T</text:span><text:span text:style-name="T2">式</text:span><text:span text:style-name="T2">/tq</text:span><text:span text:style-name="T2">の提案）</text:span></text:p>
          </draw:text-box>
        </draw:frame>
        <draw:frame draw:style-name="gr6" draw:text-style-name="P2" draw:layer="layout" svg:width="4.001cm" svg:height="0.958cm" svg:x="2.146cm" svg:y="17.419cm">
          <draw:text-box>
            <text:p><text:span text:style-name="T2">モデル還元</text:span></text:p>
          </draw:text-box>
        </draw:frame>
        <draw:frame draw:style-name="gr2" draw:text-style-name="P2" draw:layer="layout" svg:width="3.443cm" svg:height="0.958cm" svg:x="2.1cm" svg:y="24.542cm">
          <draw:text-box>
            <text:p><text:span text:style-name="T2">意味処理</text:span></text:p>
          </draw:text-box>
        </draw:frame>
        <draw:frame draw:style-name="gr7" draw:text-style-name="P3" draw:layer="layout" svg:width="6.8cm" svg:height="1.17cm" svg:x="2.9cm" svg:y="12.471cm">
          <draw:text-box>
            <text:p><text:span text:style-name="T3">計算機のタスク</text:span></text:p>
          </draw:text-box>
        </draw:frame>
        <draw:frame draw:style-name="gr8" draw:text-style-name="P4" draw:layer="layout" svg:width="4.476cm" svg:height="2.411cm" svg:x="2.124cm" svg:y="2.405cm">
          <draw:text-box>
            <text:p><text:span text:style-name="T4">例</text:span><text:span text:style-name="T4">) </text:span><text:span text:style-name="T4">双対性</text:span></text:p>
            <text:p><text:span text:style-name="T4">例</text:span><text:span text:style-name="T4">) </text:span><text:span text:style-name="T4">多項性</text:span></text:p>
            <text:p><text:span text:style-name="T4">例</text:span><text:span text:style-name="T4">) </text:span><text:span text:style-name="T4">ラグランジアン</text:span></text:p>
            <text:p><text:span text:style-name="T4"><text:s text:c="3"/>… <text:s text:c="2"/></text:span></text:p>
          </draw:text-box>
        </draw:frame>
        <draw:frame draw:style-name="gr9" draw:text-style-name="P4" draw:layer="layout" svg:width="4.838cm" svg:height="1.856cm" svg:x="2.2cm" svg:y="6.3cm">
          <draw:text-box>
            <text:p><text:span text:style-name="T4">例</text:span><text:span text:style-name="T4">) </text:span><text:span text:style-name="T4">ハイパーグラフ</text:span></text:p>
            <text:p><text:span text:style-name="T4">例</text:span><text:span text:style-name="T4">) </text:span><text:span text:style-name="T4">均質化</text:span><text:span text:style-name="T4">2</text:span><text:span text:style-name="T4">部グラフ</text:span></text:p>
            <text:p><text:span text:style-name="T4"><text:s text:c="3"/>… <text:s text:c="2"/></text:span></text:p>
          </draw:text-box>
        </draw:frame>
        <draw:frame draw:style-name="gr8" draw:text-style-name="P5" draw:layer="layout" svg:width="2.786cm" svg:height="2.411cm" svg:x="3.114cm" svg:y="10.005cm">
          <draw:text-box>
            <text:p><text:span text:style-name="T4">例</text:span><text:span text:style-name="T4">) RDF</text:span></text:p>
            <text:p><text:span text:style-name="T4">例</text:span><text:span text:style-name="T4">) JSON</text:span></text:p>
            <text:p><text:span text:style-name="T4">例</text:span><text:span text:style-name="T4">) T</text:span><text:span text:style-name="T4">式</text:span></text:p>
            <text:p><text:span text:style-name="T4"><text:s text:c="3"/>… <text:s text:c="2"/></text:span></text:p>
          </draw:text-box>
        </draw:frame>
        <draw:frame draw:style-name="gr22" draw:text-style-name="P4" draw:layer="layout" svg:width="9.819cm" svg:height="4.727cm" svg:x="2.481cm" svg:y="18.8cm">
          <draw:text-box>
            <text:p><text:span text:style-name="T4">- </text:span><text:span text:style-name="T4">均質化</text:span><text:span text:style-name="T4">2</text:span><text:span text:style-name="T4">部グラフモデル</text:span></text:p>
            <text:p><text:span text:style-name="T4">　</text:span><text:span text:style-name="T4">E</text:span><text:span text:style-name="T4">、</text:span><text:span text:style-name="T4">V</text:span><text:span text:style-name="T4">、</text:span><text:span text:style-name="T4">E^V</text:span><text:span text:style-name="T4">のオブジェクトの存在により</text:span></text:p>
            <text:p><text:span text:style-name="T4">　「多項性」「双対性」「入れ子」</text:span></text:p>
            <text:p><text:span text:style-name="T4">　があらかじめ要素化されている</text:span></text:p>
            <text:p><text:span text:style-name="T4"/></text:p>
            <text:p><text:span text:style-name="T4">- </text:span><text:span text:style-name="T4">グラフモデル</text:span></text:p>
            <text:p><text:span text:style-name="T4">　</text:span><text:span text:style-name="T4">V</text:span><text:span text:style-name="T4">のみのオブジェクトにより</text:span></text:p>
            <text:p><text:span text:style-name="T4">　「多項性」のみ要素化</text:span></text:p>
          </draw:text-box>
        </draw:frame>
        <draw:line draw:style-name="gr11" draw:text-style-name="P6" draw:layer="layout" svg:x1="1.3cm" svg:y1="2.458cm" svg:x2="1.3cm" svg:y2="5.6cm">
          <text:p/>
        </draw:line>
        <draw:line draw:style-name="gr11" draw:text-style-name="P6" draw:layer="layout" svg:x1="1.3cm" svg:y1="6.358cm" svg:x2="1.3cm" svg:y2="9.1cm">
          <text:p/>
        </draw:line>
        <draw:line draw:style-name="gr11" draw:text-style-name="P6" draw:layer="layout" svg:x1="2.4cm" svg:y1="10.058cm" svg:x2="2.4cm" svg:y2="14.3cm">
          <text:p/>
        </draw:line>
        <draw:line draw:style-name="gr11" draw:text-style-name="P6" draw:layer="layout" svg:x1="2.4cm" svg:y1="15.338cm" svg:x2="2.4cm" svg:y2="17.419cm">
          <text:p/>
        </draw:line>
        <draw:line draw:style-name="gr11" draw:text-style-name="P6" draw:layer="layout" svg:x1="2.5cm" svg:y1="18.377cm" svg:x2="2.481cm" svg:y2="24.642cm">
          <text:p/>
        </draw:line>
        <draw:frame draw:style-name="gr12" draw:text-style-name="P7" draw:layer="layout" svg:width="6.519cm" svg:height="0.856cm" svg:x="2.381cm" svg:y="13.544cm">
          <draw:text-box>
            <text:p><text:span text:style-name="T4">③</text:span><text:span text:style-name="T4">: </text:span><text:span text:style-name="T4">インタープリターのタスク</text:span></text:p>
          </draw:text-box>
        </draw:frame>
        <draw:frame draw:style-name="gr13" draw:text-style-name="P7" draw:layer="layout" svg:width="4.919cm" svg:height="0.806cm" svg:x="2.481cm" svg:y="23.847cm">
          <draw:text-box>
            <text:p><text:span text:style-name="T4">⑤</text:span><text:span text:style-name="T4">: </text:span><text:span text:style-name="T4">ソルバーのタスク</text:span></text:p>
          </draw:text-box>
        </draw:frame>
        <draw:frame draw:style-name="gr13" draw:text-style-name="P7" draw:layer="layout" svg:width="5cm" svg:height="0.806cm" svg:x="2.4cm" svg:y="16.7cm">
          <draw:text-box>
            <text:p><text:span text:style-name="T4">④</text:span><text:span text:style-name="T4">: </text:span><text:span text:style-name="T4">ソルバーのタスク</text:span></text:p>
          </draw:text-box>
        </draw:frame>
        <draw:line draw:style-name="gr14" draw:text-style-name="P6" draw:layer="layout" svg:x1="1.5cm" svg:y1="10.058cm" svg:x2="1.5cm" svg:y2="17.9cm">
          <text:p/>
        </draw:line>
        <draw:line draw:style-name="gr14" draw:text-style-name="P6" draw:layer="layout" svg:x1="0.9cm" svg:y1="10.058cm" svg:x2="0.9cm" svg:y2="24.9cm">
          <text:p/>
        </draw:line>
        <draw:line draw:style-name="gr15" draw:text-style-name="P6" draw:layer="layout" svg:x1="1.5cm" svg:y1="17.9cm" svg:x2="2.146cm" svg:y2="17.9cm">
          <text:p/>
        </draw:line>
        <draw:line draw:style-name="gr15" draw:text-style-name="P6" draw:layer="layout" svg:x1="0.9cm" svg:y1="24.9cm" svg:x2="2.147cm" svg:y2="24.9cm">
          <text:p/>
        </draw:line>
        <draw:custom-shape draw:style-name="gr16" draw:text-style-name="P8" draw:layer="layout" svg:width="12.1cm" svg:height="8.463cm" svg:x="0.3cm" svg:y="8.156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3.3cm" svg:height="1cm" svg:x="4.7cm" svg:y="7.945cm">
          <draw:text-box>
            <text:p><text:span text:style-name="T6">開発部分</text:span></text:p>
          </draw:text-box>
        </draw:frame>
        <draw:frame draw:style-name="gr18" draw:text-style-name="P11" draw:layer="layout" svg:width="1.958cm" svg:height="0.878cm" svg:x="8.842cm" svg:y="12.822cm">
          <draw:text-box>
            <text:p text:style-name="P10"><text:span text:style-name="T5">③</text:span><text:span text:style-name="T5">~⑤</text:span></text:p>
          </draw:text-box>
        </draw:frame>
        <draw:frame draw:style-name="gr13" draw:text-style-name="P7" draw:layer="layout" svg:width="3.419cm" svg:height="0.806cm" svg:x="1.281cm" svg:y="4.686cm">
          <draw:text-box>
            <text:p><text:span text:style-name="T4">①</text:span><text:span text:style-name="T4">: </text:span><text:span text:style-name="T4">マッピング</text:span></text:p>
          </draw:text-box>
        </draw:frame>
        <draw:frame draw:style-name="gr12" draw:text-style-name="P7" draw:layer="layout" svg:width="2.919cm" svg:height="0.856cm" svg:x="1.281cm" svg:y="8.4cm">
          <draw:text-box>
            <text:p><text:span text:style-name="T4">②</text:span><text:span text:style-name="T4">: </text:span><text:span text:style-name="T4">形式化</text:span></text:p>
          </draw:text-box>
        </draw:frame>
        <draw:frame draw:style-name="gr18" draw:text-style-name="P11" draw:layer="layout" svg:width="1.958cm" svg:height="0.878cm" svg:x="7.742cm" svg:y="0.7cm">
          <draw:text-box>
            <text:p text:style-name="P10"><text:span text:style-name="T5">①</text:span><text:span text:style-name="T5">~②</text:span></text:p>
          </draw:text-box>
        </draw:frame>
        <draw:frame draw:style-name="gr24" draw:text-style-name="P12" draw:layer="layout" svg:width="10.027cm" svg:height="0.806cm" svg:x="2.523cm" svg:y="15.437cm">
          <draw:text-box>
            <text:p><text:span text:style-name="T4">- </text:span><text:span text:style-name="T4">項の親子・参照関係より</text:span><text:span text:style-name="T4">E</text:span><text:span text:style-name="T4">、</text:span><text:span text:style-name="T4">V</text:span><text:span text:style-name="T4">、</text:span><text:span text:style-name="T4">E^V</text:span><text:span text:style-name="T4">判定可能</text:span></text:p>
          </draw:text-box>
        </draw:frame>
        <draw:frame draw:style-name="gr25" draw:text-style-name="P13" draw:layer="layout" svg:width="9.079cm" svg:height="0.994cm" svg:x="2.409cm" svg:y="25.621cm">
          <draw:text-box>
            <text:p text:style-name="P10"><text:span text:style-name="T4">- T</text:span><text:span text:style-name="T4">式</text:span><text:span text:style-name="T4">/tq</text:span><text:span text:style-name="T4">唯一の意味処理の実装：</text:span><text:span text:style-name="T4">$PI$</text:span></text:p>
          </draw:text-box>
        </draw:frame>
        <presentation:notes draw:style-name="dp1">
          <draw:page-thumbnail draw:style-name="gr21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PGothic" svg:font-family="IPAPGothic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cm" fo:page-height="2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3.59cm" svg:height="7.575cm" svg:x="3.704cm" svg:y="2.485cm"/>
      <draw:page-thumbnail draw:layer="backgroundobjects" svg:width="3.59cm" svg:height="7.575cm" svg:x="3.704cm" svg:y="11.061cm"/>
      <draw:page-thumbnail draw:layer="backgroundobjects" svg:width="3.59cm" svg:height="7.575cm" svg:x="3.704cm" svg:y="19.637cm"/>
      <draw:page-thumbnail draw:layer="backgroundobjects" svg:width="3.59cm" svg:height="7.575cm" svg:x="13.704cm" svg:y="2.485cm"/>
      <draw:page-thumbnail draw:layer="backgroundobjects" svg:width="3.59cm" svg:height="7.575cm" svg:x="13.704cm" svg:y="11.061cm"/>
      <draw:page-thumbnail draw:layer="backgroundobjects" svg:width="3.59cm" svg:height="7.575cm" svg:x="13.704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1T16:48:40.675378765</meta:creation-date>
    <dc:date>2022-03-12T10:18:35.509286407</dc:date>
    <meta:editing-duration>PT3H8M1S</meta:editing-duration>
    <meta:editing-cycles>85</meta:editing-cycles>
    <meta:generator>LibreOffice/7.3.1.3$MacOSX_X86_64 LibreOffice_project/a69ca51ded25f3eefd52d7bf9a5fad8c90b87951</meta:generator>
    <meta:document-statistic meta:object-count="89"/>
  </office:meta>
</office:document-meta>
</file>